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3b06" officeooo:paragraph-rsid="000b3b06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b3b06" officeooo:paragraph-rsid="000b3b06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officeooo:rsid="000b3b06" officeooo:paragraph-rsid="000b3b06"/>
    </style:style>
    <style:style style:name="P4" style:family="paragraph" style:parent-style-name="Standard" style:list-style-name="L3">
      <style:paragraph-properties fo:text-align="start" style:justify-single-word="false"/>
      <style:text-properties style:text-underline-style="none" officeooo:rsid="000b3b06" officeooo:paragraph-rsid="000b3b06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none" officeooo:rsid="000bc044" officeooo:paragraph-rsid="000bc04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f1364" officeooo:paragraph-rsid="000f1364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officeooo:rsid="000f1364" officeooo:paragraph-rsid="000f1364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officeooo:rsid="00110f6a" officeooo:paragraph-rsid="00110f6a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officeooo:rsid="00123f4a" officeooo:paragraph-rsid="00123f4a"/>
    </style:style>
    <style:style style:name="T1" style:family="text">
      <style:text-properties officeooo:rsid="00138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reakup</text:p>
      <text:p text:style-name="P1"/>
      <text:p text:style-name="P2">The Declaration of Independence was basically a breakup letter</text:p>
      <text:list xml:id="list6594573898046484052" text:style-name="L1">
        <text:list-item>
          <text:p text:style-name="P3">It was written by Thomas Jefferson</text:p>
        </text:list-item>
        <text:list-item>
          <text:p text:style-name="P3">Borrows heavily from John Locke</text:p>
        </text:list-item>
        <text:list-item>
          <text:p text:style-name="P7">In the DoI</text:p>
          <text:list>
            <text:list-item>
              <text:p text:style-name="P7">HE....</text:p>
              <text:list>
                <text:list-item>
                  <text:p text:style-name="P7">won't do what's best</text:p>
                </text:list-item>
                <text:list-item>
                  <text:p text:style-name="P7">now laws without his consent</text:p>
                </text:list-item>
                <text:list-item>
                  <text:p text:style-name="P7">controlling &amp; closeminded</text:p>
                </text:list-item>
                <text:list-item>
                  <text:p text:style-name="P7">manipulative</text:p>
                </text:list-item>
                <text:list-item>
                  <text:p text:style-name="P7">won't see the other side of the argument</text:p>
                </text:list-item>
                <text:list-item>
                  <text:p text:style-name="P7">gets jealous</text:p>
                </text:list-item>
                <text:list-item>
                  <text:p text:style-name="P7">obstructs growth</text:p>
                </text:list-item>
                <text:list-item>
                  <text:p text:style-name="P7">makes up his own rules</text:p>
                </text:list-item>
                <text:list-item>
                  <text:p text:style-name="P7">abusive</text:p>
                </text:list-item>
                <text:list-item>
                  <text:p text:style-name="P7">over-protective</text:p>
                </text:list-item>
                <text:list-item>
                  <text:p text:style-name="P7">not fair, self-serving</text:p>
                </text:list-item>
                <text:list-item>
                  <text:p text:style-name="P7">harrassing</text:p>
                </text:list-item>
              </text:list>
            </text:list-item>
            <text:list-item>
              <text:p text:style-name="P8">FOR...</text:p>
              <text:list>
                <text:list-item>
                  <text:p text:style-name="P8">housing soldiers</text:p>
                </text:list-item>
                <text:list-item>
                  <text:p text:style-name="P8">not punishing criminals</text:p>
                </text:list-item>
                <text:list-item>
                  <text:p text:style-name="P8">taxing us</text:p>
                </text:list-item>
                <text:list-item>
                  <text:p text:style-name="P8">no trial by jury</text:p>
                </text:list-item>
                <text:list-item>
                  <text:p text:style-name="P8">ignoring inconvenience</text:p>
                </text:list-item>
                <text:list-item>
                  <text:p text:style-name="P8">took away privileges; reinstalled punishments</text:p>
                </text:list-item>
                <text:list-item>
                  <text:p text:style-name="P8">not protecting us</text:p>
                </text:list-item>
                <text:list-item>
                  <text:p text:style-name="P9">took away system of government<text:span text:style-name="T1">V</text:span></text:p>
                </text:list-item>
              </text:list>
            </text:list-item>
          </text:list>
        </text:list-item>
      </text:list>
      <text:p text:style-name="P2">Common Sense was written by Thomas Paine</text:p>
      <text:list xml:id="list519297574773874626" text:style-name="L3">
        <text:list-item>
          <text:p text:style-name="P4">Reasons that Common Sense states that that America should break up with England for the following reasons:</text:p>
          <text:list>
            <text:list-item>
              <text:p text:style-name="P4">England drags America into needless wars</text:p>
            </text:list-item>
            <text:list-item>
              <text:p text:style-name="P4">America being part of England hurts trade</text:p>
            </text:list-item>
            <text:list-item>
              <text:p text:style-name="P4">It is God's will, since He put an ocean in between them</text:p>
            </text:list-item>
            <text:list-item>
              <text:p text:style-name="P4">English protection is self-serving</text:p>
            </text:list-item>
            <text:list-item>
              <text:p text:style-name="P5">Europe is America's mother country, not England</text:p>
            </text:list-item>
            <text:list-item>
              <text:p text:style-name="P5">America would be more wealthy without England</text:p>
            </text:list-item>
          </text:list>
        </text:list-item>
        <text:list-item>
          <text:p text:style-name="P5">Common Sense sold 100,000 copie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0:47:24.063515027</meta:creation-date>
    <dc:date>2014-09-19T16:07:48.948450188</dc:date>
    <meta:editing-duration>PT5H20M23S</meta:editing-duration>
    <meta:editing-cycles>7</meta:editing-cycles>
    <meta:generator>LibreOffice/4.3.1.2$Linux_X86_64 LibreOffice_project/430m0$Build-2</meta:generator>
    <meta:document-statistic meta:table-count="0" meta:image-count="0" meta:object-count="0" meta:page-count="1" meta:paragraph-count="36" meta:word-count="194" meta:character-count="1041" meta:non-whitespace-character-count="916"/>
  </office:meta>
</office:document-meta>
</file>